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203e" officeooo:paragraph-rsid="000b203e"/>
    </style:style>
    <style:style style:name="P2" style:family="paragraph" style:parent-style-name="Standard">
      <style:text-properties officeooo:rsid="000b9e49" officeooo:paragraph-rsid="000b9e49"/>
    </style:style>
    <style:style style:name="P3" style:family="paragraph" style:parent-style-name="Standard">
      <style:text-properties officeooo:rsid="000b9e49" officeooo:paragraph-rsid="000eeb5a"/>
    </style:style>
    <style:style style:name="P4" style:family="paragraph" style:parent-style-name="Standard">
      <style:text-properties officeooo:rsid="000b9e49" officeooo:paragraph-rsid="000f7dea"/>
    </style:style>
    <style:style style:name="P5" style:family="paragraph" style:parent-style-name="Standard">
      <style:text-properties officeooo:rsid="000c1db8" officeooo:paragraph-rsid="000c1db8"/>
    </style:style>
    <style:style style:name="P6" style:family="paragraph" style:parent-style-name="Standard">
      <style:text-properties officeooo:rsid="000c1db8" officeooo:paragraph-rsid="000f7dea"/>
    </style:style>
    <style:style style:name="P7" style:family="paragraph" style:parent-style-name="Standard">
      <style:text-properties officeooo:rsid="000d9cad" officeooo:paragraph-rsid="000d9cad"/>
    </style:style>
    <style:style style:name="P8" style:family="paragraph" style:parent-style-name="Standard">
      <style:text-properties officeooo:rsid="000d9cad" officeooo:paragraph-rsid="000eeb5a"/>
    </style:style>
    <style:style style:name="P9" style:family="paragraph" style:parent-style-name="Standard">
      <style:text-properties officeooo:rsid="000f7dea" officeooo:paragraph-rsid="000f7dea"/>
    </style:style>
    <style:style style:name="T1" style:family="text">
      <style:text-properties officeooo:rsid="000b9e49"/>
    </style:style>
    <style:style style:name="T2" style:family="text">
      <style:text-properties officeooo:rsid="000c1db8"/>
    </style:style>
    <style:style style:name="T3" style:family="text">
      <style:text-properties officeooo:rsid="000d9cad"/>
    </style:style>
    <style:style style:name="T4" style:family="text">
      <style:text-properties officeooo:rsid="000eeb5a"/>
    </style:style>
    <style:style style:name="T5" style:family="text">
      <style:text-properties officeooo:rsid="000f7dea"/>
    </style:style>
    <style:style style:name="T6" style:family="text">
      <style:text-properties officeooo:rsid="00146199"/>
    </style:style>
    <style:style style:name="T7" style:family="text">
      <style:text-properties officeooo:rsid="00157f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teiro da apresentação sobre Shell Script</text:p>
      <text:p text:style-name="P1"/>
      <text:p text:style-name="P1">1 – <text:span text:style-name="T1">whoami X</text:span></text:p>
      <text:p text:style-name="P1"/>
      <text:p text:style-name="P1">2 – shel<text:span text:style-name="T1">l X</text:span></text:p>
      <text:p text:style-name="P1"/>
      <text:p text:style-name="P2">3 – scripts <text:span text:style-name="T4">X</text:span></text:p>
      <text:p text:style-name="P2"/>
      <text:p text:style-name="P4"><text:span text:style-name="T5">4</text:span> – síntaxe do shell</text:p>
      <text:p text:style-name="P4">variáveis <text:span text:style-name="T6">X</text:span></text:p>
      <text:p text:style-name="P4">- expressões aritméticas <text:span text:style-name="T6">X</text:span></text:p>
      <text:p text:style-name="P4">arrays <text:span text:style-name="T6">X</text:span></text:p>
      <text:p text:style-name="P6">colocando o retorno de comandos em variáveis <text:span text:style-name="T6">X</text:span></text:p>
      <text:p text:style-name="P6">co<text:span text:style-name="T3">n</text:span>dicionais <text:span text:style-name="T7">X</text:span></text:p>
      <text:p text:style-name="P4">- <text:span text:style-name="T2">testes booleanos X</text:span></text:p>
      <text:p text:style-name="P4">- if-else / case <text:span text:style-name="T7">X</text:span></text:p>
      <text:p text:style-name="P4">loops</text:p>
      <text:p text:style-name="P4">- while <text:span text:style-name="T7">X</text:span></text:p>
      <text:p text:style-name="P4">- until <text:span text:style-name="T7">X </text:span></text:p>
      <text:p text:style-name="P4">- for <text:span text:style-name="T7">X</text:span></text:p>
      <text:p text:style-name="P4">- for each <text:span text:style-name="T7">X</text:span></text:p>
      <text:p text:style-name="P6">manipulação de strings <text:span text:style-name="T7">X</text:span></text:p>
      <text:p text:style-name="P6">funções <text:span text:style-name="T7">X</text:span></text:p>
      <text:p text:style-name="P4">- <text:span text:style-name="T2">passando parâmetros X</text:span></text:p>
      <text:p text:style-name="P4">- <text:span text:style-name="T2">retornando valores X</text:span></text:p>
      <text:p text:style-name="P6">passando parâmetros para seus scripts <text:span text:style-name="T7">X</text:span></text:p>
      <text:p text:style-name="P6">pegando o retorno de programas e funções <text:span text:style-name="T7">X</text:span></text:p>
      <text:p text:style-name="P1"/>
      <text:p text:style-name="P1"><text:span text:style-name="T5">5</text:span> – <text:span text:style-name="T1">alguns comandos do bash X</text:span></text:p>
      <text:p text:style-name="P2">echo <text:span text:style-name="T4">X</text:span></text:p>
      <text:p text:style-name="P2">read <text:span text:style-name="T4">X</text:span></text:p>
      <text:p text:style-name="P3">mv <text:span text:style-name="T4">X</text:span></text:p>
      <text:p text:style-name="P3">mkdir <text:span text:style-name="T5">X</text:span></text:p>
      <text:p text:style-name="P9">cd X</text:p>
      <text:p text:style-name="P8">cp <text:span text:style-name="T5">X</text:span></text:p>
      <text:p text:style-name="P8">rm <text:span text:style-name="T5">X</text:span></text:p>
      <text:p text:style-name="P2">cat <text:span text:style-name="T5">X</text:span></text:p>
      <text:p text:style-name="P2">head <text:span text:style-name="T6">X</text:span></text:p>
      <text:p text:style-name="P2">tail <text:span text:style-name="T6">X</text:span></text:p>
      <text:p text:style-name="P7">more <text:span text:style-name="T6">X</text:span></text:p>
      <text:p text:style-name="P7">less <text:span text:style-name="T6">X</text:span></text:p>
      <text:p text:style-name="P2">chmod <text:span text:style-name="T6">X</text:span></text:p>
      <text:p text:style-name="P2">chown <text:span text:style-name="T6">X</text:span></text:p>
      <text:p text:style-name="P2">ls <text:span text:style-name="T6">X</text:span></text:p>
      <text:p text:style-name="P2">grep <text:span text:style-name="T6">X</text:span></text:p>
      <text:p text:style-name="P2">man <text:span text:style-name="T6">X</text:span></text:p>
      <text:p text:style-name="P2"/>
      <text:p text:style-name="P2"><text:span text:style-name="T5">6</text:span> – vim</text:p>
      <text:p text:style-name="P5">básicos</text:p>
      <text:p text:style-name="P2"/>
      <text:p text:style-name="P2"><text:span text:style-name="T5">7</text:span> – <text:span text:style-name="T2">desafi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io </meta:initial-creator>
    <meta:creation-date>2017-04-02T17:00:56.612458454</meta:creation-date>
    <dc:date>2017-04-07T00:25:02.137832415</dc:date>
    <dc:creator>Caio </dc:creator>
    <meta:editing-duration>PT2H2M24S</meta:editing-duration>
    <meta:editing-cycles>7</meta:editing-cycles>
    <meta:generator>LibreOffice/4.3.3.2$Linux_X86_64 LibreOffice_project/430m0$Build-2</meta:generator>
    <meta:document-statistic meta:table-count="0" meta:image-count="0" meta:object-count="0" meta:page-count="1" meta:paragraph-count="44" meta:word-count="133" meta:character-count="591" meta:non-whitespace-character-count="494"/>
  </office:meta>
</office:document-meta>
</file>